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Standaard" style:font-family-generic="swiss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191cm"/>
        </style:tab-stops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yboard Shortcuts.</text:p>
      <text:p text:style-name="P1"/>
      <text:p text:style-name="P1">Raise camera<text:tab/>Page Up</text:p>
      <text:p text:style-name="P1">Lower camera<text:tab/>Page Down</text:p>
      <text:p text:style-name="P1">Rotate camera left <text:tab/>Home</text:p>
      <text:p text:style-name="P1">Rotate camera right<text:tab/>End</text:p>
      <text:p text:style-name="P1">Pitch camera forward<text:tab/>-</text:p>
      <text:p text:style-name="P1">Pitch camera back<text:tab/>+</text:p>
      <text:p text:style-name="P1">Increase draw distance<text:tab/>W</text:p>
      <text:p text:style-name="P1">Decrease draw distance<text:tab/>Q</text:p>
      <text:p text:style-name="P1">Raise sea level<text:tab/>Insert</text:p>
      <text:p text:style-name="P1">Lower sea level<text:tab/>Delete</text:p>
      <text:p text:style-name="P1"/>
      <text:p text:style-name="P1">Fill Textures <text:tab/>Ctrl F</text:p>
      <text:p text:style-name="P1">Get Texture <text:tab/>Ctrl G</text:p>
      <text:p text:style-name="P1">Paint texture <text:tab/>Ctrl B</text:p>
      <text:p text:style-name="P1">Edge Paint <text:tab/>Alt B</text:p>
      <text:p text:style-name="P1"/>
      <text:p text:style-name="P1">Copy Texture ID <text:tab/>Ctrl C</text:p>
      <text:p text:style-name="P1">Paste height <text:tab/>Ctrl P</text:p>
      <text:p text:style-name="P1">Paste all <text:tab/>Alt P</text:p>
      <text:p text:style-name="P1">Paste textures <text:tab/>Shift P</text:p>
      <text:p text:style-name="P1"/>
      <text:p text:style-name="P1">Vertex Mode<text:tab/>Ctr F1</text:p>
      <text:p text:style-name="P1">Tile Mode<text:tab/>Ctrl F2</text:p>
      <text:p text:style-name="P1">Drag Height <text:tab/>Ctrl D</text:p>
      <text:p text:style-name="P1">Get Height <text:tab/>Alt G</text:p>
      <text:p text:style-name="P1">Paint Height <text:tab/>Ctrl H</text:p>
      <text:p text:style-name="P1">Paint at sea level <text:tab/>Alt H</text:p>
      <text:p text:style-name="P1"/>
      <text:p text:style-name="P1">Tri Dir 1 <text:tab/>Ctrl T</text:p>
      <text:p text:style-name="P1">Tri Dir 2 <text:tab/>Alt T</text:p>
      <text:p text:style-name="P1">Tile Show <text:tab/>Ctrl V</text:p>
      <text:p text:style-name="P1">Tile Hide <text:tab/>Alt V</text:p>
      <text:p text:style-name="P1">Tile Flip X<text:tab/>Ctrl X</text:p>
      <text:p text:style-name="P1">Tile Flip Y<text:tab/>Ctrl Y</text:p>
      <text:p text:style-name="P1">Tile Rotate<text:tab/>Ctrl R</text:p>
      <text:p text:style-name="P1"/>
      <text:p text:style-name="P1">File New <text:tab/>Ctrl N</text:p>
      <text:p text:style-name="P1">File Open <text:tab/>Ctrl O</text:p>
      <text:p text:style-name="P1">File save <text:tab/>Ctrl S</text:p>
      <text:p text:style-name="P1"/>
      <text:p text:style-name="P1">Next pane <text:tab/>F6</text:p>
      <text:p text:style-name="P1">Prev pane <text:tab/>Shift F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Standaard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iel van Schijndel</meta:initial-creator>
    <meta:creation-date>2007-07-03T14:04:50</meta:creation-date>
    <dc:creator>Giel van Schijndel</dc:creator>
    <dc:date>2007-07-03T14:07:05</dc:date>
    <dc:language>nl-NL</dc:language>
    <meta:editing-cycles>2</meta:editing-cycles>
    <meta:editing-duration>PT2M15S</meta:editing-duration>
    <meta:template xlink:type="simple" xlink:actuate="onRequest" xlink:role="template" xlink:href="../../../../../../../../Application%20Data/OpenOffice.org2/user/template/normal.ott" xlink:title="normal" meta:date="2007-07-03T14:04:49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7" meta:word-count="150" meta:character-count="719"/>
  </office:meta>
</office:document-meta>
</file>